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39pt"/>
    </style:style>
    <style:style style:name="co3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Lab2</text:p>
          </table:table-cell>
          <table:table-cell office:value-type="string" calcext:value-type="string">
            <text:p>ProjectPropsal</text:p>
          </table:table-cell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office:value-type="float" office:value="87.77" calcext:value-type="float">
            <text:p>87.77</text:p>
          </table:table-cell>
          <table:table-cell office:value-type="float" office:value="1.5" calcext:value-type="float">
            <text:p>1.5</text:p>
          </table:table-cell>
          <table:table-cell office:value-type="float" office:value="94.32" calcext:value-type="float">
            <text:p>94.32</text:p>
          </table:table-cell>
          <table:table-cell office:value-type="float" office:value="89.92" calcext:value-type="float">
            <text:p>89.92</text:p>
          </table:table-cell>
          <table:table-cell office:value-type="float" office:value="77.75" calcext:value-type="float">
            <text:p>77.75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9+10)/20" office:value-type="float" office:value="0.95" calcext:value-type="float">
            <text:p>0.95</text:p>
          </table:table-cell>
          <table:table-cell office:value-type="float" office:value="80.7" calcext:value-type="float">
            <text:p>80.7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office:value-type="float" office:value="80.16" calcext:value-type="float">
            <text:p>80.16</text:p>
          </table:table-cell>
          <table:table-cell office:value-type="float" office:value="2" calcext:value-type="float">
            <text:p>2</text:p>
          </table:table-cell>
          <table:table-cell office:value-type="float" office:value="92.58" calcext:value-type="float">
            <text:p>92.58</text:p>
          </table:table-cell>
          <table:table-cell office:value-type="float" office:value="58.08" calcext:value-type="float">
            <text:p>58.08</text:p>
          </table:table-cell>
          <table:table-cell office:value-type="float" office:value="98.17" calcext:value-type="float">
            <text:p>98.17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3.23" calcext:value-type="float">
            <text:p>93.23</text:p>
          </table:table-cell>
          <table:table-cell table:formula="of:=10/10"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sfitzger@poets.whittier.edu</text:p>
          </table:table-cell>
          <table:table-cell office:value-type="float" office:value="51.04" calcext:value-type="float">
            <text:p>51.04</text:p>
          </table:table-cell>
          <table:table-cell office:value-type="float" office:value="3.5" calcext:value-type="float">
            <text:p>3.5</text:p>
          </table:table-cell>
          <table:table-cell office:value-type="float" office:value="72.03" calcext:value-type="float">
            <text:p>72.03</text:p>
          </table:table-cell>
          <table:table-cell office:value-type="float" office:value="96.65" calcext:value-type="float">
            <text:p>96.65</text:p>
          </table:table-cell>
          <table:table-cell office:value-type="float" office:value="97.9" calcext:value-type="float">
            <text:p>97.9</text:p>
          </table:table-cell>
          <table:table-cell table:formula="of:=18.25/20" office:value-type="float" office:value="0.9125" calcext:value-type="float">
            <text:p>0.912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8.87" calcext:value-type="float">
            <text:p>98.87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office:value-type="float" office:value="59.49" calcext:value-type="float">
            <text:p>59.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.72" calcext:value-type="float">
            <text:p>95.72</text:p>
          </table:table-cell>
          <table:table-cell table:formula="of:=18.75/20" office:value-type="float" office:value="0.9375" calcext:value-type="float">
            <text:p>0.937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89.84" calcext:value-type="float">
            <text:p>89.84</text:p>
          </table:table-cell>
          <table:table-cell/>
          <table:table-cell table:formula="of:=9.25/10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office:value-type="float" office:value="97.1" calcext:value-type="float">
            <text:p>97.1</text:p>
          </table:table-cell>
          <table:table-cell office:value-type="float" office:value="1.5" calcext:value-type="float">
            <text:p>1.5</text:p>
          </table:table-cell>
          <table:table-cell office:value-type="float" office:value="97.5" calcext:value-type="float">
            <text:p>97.5</text:p>
          </table:table-cell>
          <table:table-cell office:value-type="float" office:value="94.67" calcext:value-type="float">
            <text:p>94.67</text:p>
          </table:table-cell>
          <table:table-cell office:value-type="float" office:value="97.68" calcext:value-type="float">
            <text:p>97.68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8.5+10)/20" office:value-type="float" office:value="0.925" calcext:value-type="float">
            <text:p>0.925</text:p>
          </table:table-cell>
          <table:table-cell office:value-type="float" office:value="97.83" calcext:value-type="float">
            <text:p>97.83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office:value-type="float" office:value="85.75" calcext:value-type="float">
            <text:p>85.75</text:p>
          </table:table-cell>
          <table:table-cell/>
          <table:table-cell office:value-type="float" office:value="91.37" calcext:value-type="float">
            <text:p>91.37</text:p>
          </table:table-cell>
          <table:table-cell office:value-type="float" office:value="98.21" calcext:value-type="float">
            <text:p>98.21</text:p>
          </table:table-cell>
          <table:table-cell office:value-type="float" office:value="98.2" calcext:value-type="float">
            <text:p>98.2</text:p>
          </table:table-cell>
          <table:table-cell table:formula="of:=20/20" office:value-type="float" office:value="1" calcext:value-type="float">
            <text:p>1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5.14" calcext:value-type="float">
            <text:p>95.1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ther</text:p>
          </table:table-cell>
          <table:table-cell office:value-type="string" calcext:value-type="string">
            <text:p>Stutz</text:p>
          </table:table-cell>
          <table:table-cell office:value-type="string" calcext:value-type="string">
            <text:p>gstutz@poets.whittier.ed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53" calcext:value-type="float">
            <text:p>63.53</text:p>
          </table:table-cell>
          <table:table-cell office:value-type="float" office:value="0" calcext:value-type="float">
            <text:p>0</text:p>
          </table:table-cell>
          <table:table-cell office:value-type="float" office:value="98.93" calcext:value-type="float">
            <text:p>98.9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red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jwelch2@poets.whittier.edu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99.25" calcext:value-type="float">
            <text:p>99.25</text:p>
          </table:table-cell>
          <table:table-cell office:value-type="float" office:value="99.1" calcext:value-type="float">
            <text:p>99.1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9.5+10)/20"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office:value-type="float" office:value="95.17" calcext:value-type="float">
            <text:p>95.17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formula="of:=21.25/20" office:value-type="float" office:value="1.0625" calcext:value-type="float">
            <text:p>1.062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5.23" calcext:value-type="float">
            <text:p>95.23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4-03">00/00/0000</text:date>, <text:time style:data-style-name="N2" text:time-value="15:18:14.89488311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52:16</meta:creation-date>
    <dc:date>2019-04-03T09:54:57.884229090</dc:date>
    <meta:editing-duration>PT1H38M31S</meta:editing-duration>
    <meta:editing-cycles>17</meta:editing-cycles>
    <meta:document-statistic meta:table-count="1" meta:cell-count="124" meta:object-count="0"/>
  </office:meta>
</office:document-meta>
</file>